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70000082B000008CA6B55A114.svm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Courier New" svg:font-family="'Courier New'" style:font-family-generic="modern"/>
    <style:font-face style:name="Times New Roman2" svg:font-family="'Times New Roman'" style:font-adornments="Обычный" style:font-family-generic="roman"/>
    <style:font-face style:name="SimSun" svg:font-family="SimSun, 宋体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2.93cm" style:rel-column-width="11295*"/>
    </style:style>
    <style:style style:name="Таблица1.B" style:family="table-column">
      <style:table-column-properties style:column-width="14.071cm" style:rel-column-width="54240*"/>
    </style:style>
    <style:style style:name="Таблица1.1" style:family="table-row">
      <style:table-row-properties style:min-row-height="1.64cm"/>
    </style:style>
    <style:style style:name="Таблица1.A1" style:family="table-cell">
      <style:table-cell-properties style:vertical-align="" fo:padding="0cm" fo:border="none"/>
    </style:style>
    <style:style style:name="Таблица1.B1" style:family="table-cell">
      <style:table-cell-properties fo:padding="0cm" fo:border="none"/>
    </style:style>
    <style:style style:name="P1" style:family="paragraph" style:parent-style-name="Standard">
      <style:text-properties fo:language="ru" fo:country="RU"/>
    </style:style>
    <style:style style:name="P2" style:family="paragraph" style:parent-style-name="Standard">
      <style:text-properties fo:font-size="10pt" fo:language="ru" fo:country="RU" style:font-size-asian="10pt" style:font-size-complex="10pt"/>
    </style:style>
    <style:style style:name="P3" style:family="paragraph" style:parent-style-name="Standard">
      <style:text-properties fo:font-size="10pt" style:font-size-asian="10pt" style:font-size-complex="10pt"/>
    </style:style>
    <style:style style:name="P4" style:family="paragraph" style:parent-style-name="Standard">
      <style:paragraph-properties fo:text-align="center" style:justify-single-word="false"/>
      <style:text-properties style:font-name="Times New Roman" fo:language="ru" fo:country="RU" style:text-underline-style="solid" style:text-underline-width="auto" style:text-underline-color="font-color" fo:font-weight="bold" style:font-weight-asian="bold" style:font-weight-complex="bold"/>
    </style:style>
    <style:style style:name="P5" style:family="paragraph" style:parent-style-name="Standard">
      <style:paragraph-properties fo:margin-top="0cm" fo:margin-bottom="0cm" fo:text-align="center" style:justify-single-word="false" fo:background-color="#ffffff">
        <style:background-image/>
      </style:paragraph-properties>
      <style:text-properties style:font-name="Times New Roman" fo:font-size="10pt" style:font-size-asian="10pt" style:font-size-complex="10pt"/>
    </style:style>
    <style:style style:name="P6" style:family="paragraph" style:parent-style-name="Text_20_body">
      <style:paragraph-properties fo:margin-top="0cm" fo:margin-bottom="0cm">
        <style:tab-stops/>
      </style:paragraph-properties>
      <style:text-properties fo:font-size="10pt" style:font-size-asian="10pt" style:font-size-complex="10pt"/>
    </style:style>
    <style:style style:name="P7" style:family="paragraph" style:parent-style-name="Text_20_body">
      <style:text-properties fo:font-size="10pt" style:font-size-asian="10pt" style:font-size-complex="10pt"/>
    </style:style>
    <style:style style:name="P8" style:family="paragraph" style:parent-style-name="Text_20_body">
      <style:paragraph-properties fo:line-height="100%"/>
      <style:text-properties fo:font-size="10pt" fo:language="ru" fo:country="RU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9" style:family="paragraph" style:parent-style-name="Без_20_интервала">
      <style:text-properties style:font-name="Times New Roman" fo:font-size="10pt" style:text-underline-style="solid" style:text-underline-width="auto" style:text-underline-color="font-color" style:font-size-asian="10pt" style:font-size-complex="10pt"/>
    </style:style>
    <style:style style:name="P10" style:family="paragraph" style:parent-style-name="Без_20_интервала">
      <style:text-properties style:font-name="Times New Roman" fo:font-size="10pt" style:text-underline-style="solid" style:text-underline-width="auto" style:text-underline-color="font-color" fo:font-weight="bold" style:font-size-asian="10pt" style:font-weight-asian="bold" style:font-size-complex="10pt"/>
    </style:style>
    <style:style style:name="P11" style:family="paragraph" style:parent-style-name="Без_20_интервала">
      <style:text-properties style:font-name="Times New Roman" fo:font-size="10pt" style:font-size-asian="10pt" style:font-size-complex="10pt"/>
    </style:style>
    <style:style style:name="P12" style:family="paragraph" style:parent-style-name="Без_20_интервала">
      <style:text-properties fo:font-size="10pt" style:font-size-asian="10pt" style:font-size-complex="10pt"/>
    </style:style>
    <style:style style:name="P13" style:family="paragraph" style:parent-style-name="Без_20_интервала">
      <style:paragraph-properties fo:break-before="column"/>
      <style:text-properties fo:font-size="10pt" style:font-size-asian="10pt" style:font-size-complex="10pt"/>
    </style:style>
    <style:style style:name="P14" style:family="paragraph" style:parent-style-name="Table_20_Contents">
      <style:text-properties fo:font-size="10pt" style:font-size-asian="10pt" style:font-size-complex="10pt"/>
    </style:style>
    <style:style style:name="P15" style:family="paragraph" style:parent-style-name="ConsPlusNonformat">
      <style:paragraph-properties fo:orphans="2" fo:widows="2"/>
      <style:text-properties fo:font-size="10pt" style:font-size-asian="10pt" style:font-size-complex="10pt"/>
    </style:style>
    <style:style style:name="P16" style:family="paragraph" style:parent-style-name="ConsPlusNonformat">
      <style:paragraph-properties fo:orphans="2" fo:widows="2"/>
      <style:text-properties style:font-name="Times New Roman" fo:font-size="10pt" style:text-underline-style="solid" style:text-underline-width="auto" style:text-underline-color="font-color" fo:font-weight="bold" style:font-size-asian="10pt" style:font-weight-asian="bold" style:font-name-complex="Times New Roman" style:font-size-complex="10pt" style:font-weight-complex="bold"/>
    </style:style>
    <style:style style:name="P17" style:family="paragraph" style:parent-style-name="Standard">
      <style:text-properties fo:font-size="10pt" style:font-size-asian="10pt" style:font-size-complex="10pt"/>
    </style:style>
    <style:style style:name="P18" style:family="paragraph" style:parent-style-name="Standard">
      <style:text-properties style:font-name="Times New Roman" fo:font-size="10pt" fo:language="ru" fo:country="RU" style:font-size-asian="10pt" style:font-size-complex="10pt"/>
    </style:style>
    <style:style style:name="P19" style:family="paragraph" style:parent-style-name="Без_20_интервала">
      <style:text-properties style:font-name="Times New Roman" fo:font-size="10pt" style:font-size-asian="10pt" style:font-size-complex="10pt"/>
    </style:style>
    <style:style style:name="P20" style:family="paragraph" style:parent-style-name="Без_20_интервала">
      <style:paragraph-properties fo:text-align="center" style:justify-single-word="false"/>
      <style:text-properties style:font-name="Times New Roman" fo:font-size="10pt" style:font-size-asian="10pt" style:font-size-complex="10pt"/>
    </style:style>
    <style:style style:name="P21" style:family="paragraph" style:parent-style-name="Без_20_интервала">
      <style:text-properties style:font-name="Times New Roman" fo:font-size="10pt" fo:language="ru" fo:country="RU" style:font-size-asian="10pt" style:font-size-complex="10pt"/>
    </style:style>
    <style:style style:name="P22" style:family="paragraph" style:parent-style-name="Heading_20_1">
      <style:paragraph-properties fo:margin-top="0cm" fo:margin-bottom="0cm" fo:text-align="center" style:justify-single-word="false"/>
      <style:text-properties style:font-name="Times New Roman" fo:font-size="10pt" fo:language="ru" fo:country="RU" style:font-size-asian="10pt" style:font-size-complex="10pt"/>
    </style:style>
    <style:style style:name="P23" style:family="paragraph">
      <style:paragraph-properties fo:text-align="start"/>
      <style:text-properties style:text-line-through-style="none" style:font-name="Times New Roman1" fo:font-size="10pt" fo:font-style="normal" style:text-underline-style="none" fo:font-weight="normal"/>
    </style:style>
    <style:style style:name="P24" style:family="paragraph">
      <style:paragraph-properties fo:text-align="start"/>
      <style:text-properties style:text-line-through-style="none" fo:font-size="10pt" fo:font-style="normal" style:text-underline-style="none"/>
    </style:style>
    <style:style style:name="P25" style:family="paragraph">
      <style:paragraph-properties fo:text-align="start"/>
    </style:style>
    <style:style style:name="P26" style:family="paragraph">
      <style:paragraph-properties fo:text-align="start"/>
      <style:text-properties style:text-line-through-style="none" fo:font-style="normal" style:text-underline-style="none"/>
    </style:style>
    <style:style style:name="P27" style:family="paragraph">
      <style:paragraph-properties fo:text-align="start"/>
      <style:text-properties style:font-name="Times New Roman2"/>
    </style:style>
    <style:style style:name="T1" style:family="text">
      <style:text-properties fo:language="ru" fo:country="RU"/>
    </style:style>
    <style:style style:name="T2" style:family="text">
      <style:text-properties style:font-name="Times New Roman"/>
    </style:style>
    <style:style style:name="T3" style:family="text">
      <style:text-properties style:font-name="Times New Roman" style:text-underline-style="solid" style:text-underline-width="auto" style:text-underline-color="font-color"/>
    </style:style>
    <style:style style:name="T4" style:family="text">
      <style:text-properties style:font-name="Times New Roman" style:text-underline-style="solid" style:text-underline-width="auto" style:text-underline-color="font-color" fo:font-weight="bold" style:font-weight-asian="bold"/>
    </style:style>
    <style:style style:name="T5" style:family="text">
      <style:text-properties style:font-name="Times New Roman" style:font-name-complex="Times New Roman"/>
    </style:style>
    <style:style style:name="T6" style:family="text">
      <style:text-properties style:font-name="Times New Roman" fo:font-weight="bold" style:font-weight-asian="bold" style:font-name-complex="Times New Roman" style:font-weight-complex="bold"/>
    </style:style>
    <style:style style:name="T7" style:family="text">
      <style:text-properties fo:color="#000000" style:font-name="Times New Roman" style:font-name-complex="Times New Roman"/>
    </style:style>
    <style:style style:name="T8" style:family="text">
      <style:text-properties fo:font-size="11pt" style:font-size-asian="11pt" style:font-size-complex="11pt"/>
    </style:style>
    <style:style style:name="T9" style:family="text">
      <style:text-properties fo:font-size="11pt" style:text-underline-style="solid" style:text-underline-width="auto" style:text-underline-color="font-color" fo:font-weight="bold" style:font-size-asian="11pt" style:font-weight-asian="bold" style:font-size-complex="11pt"/>
    </style:style>
    <style:style style:name="T10" style:family="text">
      <style:text-properties fo:font-size="11pt" fo:font-weight="bold" style:font-size-asian="11pt" style:font-weight-asian="bold" style:font-size-complex="11pt"/>
    </style:style>
    <style:style style:name="T11" style:family="text">
      <style:text-properties style:text-underline-style="solid" style:text-underline-width="auto" style:text-underline-color="font-color" fo:font-weight="bold" style:font-weight-asian="bold"/>
    </style:style>
    <style:style style:name="T12" style:family="text">
      <style:text-properties fo:font-weight="bold" style:font-weight-asian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vertical-align="middle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2" style:family="graphic">
      <style:graphic-properties draw:textarea-vertical-align="middle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3" style:family="graphic">
      <style:graphic-properties fo:border="solid #c0c0c0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fo:border="solid #c0c0c0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fo:border="solid #c0c0c0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6" style:family="graphic">
      <style:graphic-properties fo:border="solid #c0c0c0" style:wrap="run-through" style:number-wrapped-paragraphs="no-limit" style:vertical-pos="from-top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>
        <xforms:model id="Model 1">
          <xforms:instance id="Instance 1">
            <instanceData/>
          </xforms:instance>
          <xsd:schema/>
        </xforms:model>
        <form:form form:name="Форма" form:apply-filter="true" form:command-type="table" form:control-implementation="ooo:com.sun.star.form.component.Form" office:target-frame="" xlink:href="">
          <form:properties>
            <form:property form:property-name="PropertyChangeNotificationEnabled" office:value-type="boolean" office:boolean-value="true"/>
          </form:properties>
          <form:fixed-text form:name="Метка 1" form:control-implementation="ooo:com.sun.star.form.component.FixedText" form:id="control1" form:label="Аппарат:"/>
          <form:fixed-text form:name="Метка 1" form:control-implementation="ooo:com.sun.star.form.component.FixedText" form:id="control2" form:label="Фамилия, имя, отчество:"/>
          <form:fixed-text form:name="Метка 1" form:control-implementation="ooo:com.sun.star.form.component.FixedText" form:id="control3" form:label="Возраст:"/>
          <form:fixed-text form:name="Метка 1" form:control-implementation="ooo:com.sun.star.form.component.FixedText" form:id="control4" form:label="Дата обследования:"/>
          <form:text form:name="ManufacturerModelName" form:control-implementation="ooo:com.sun.star.form.component.TextField" form:id="control5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StudyViewprotocolDate" form:control-implementation="ooo:com.sun.star.form.component.TextField" form:id="control6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PatientName" form:control-implementation="ooo:com.sun.star.form.component.TextField" form:id="control7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PatientBirthDate" form:control-implementation="ooo:com.sun.star.form.component.TextField" form:id="control8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combobox form:name="Поле со списком 1" form:control-implementation="ooo:com.sun.star.form.component.ComboBox" form:id="control9" form:dropdown="true" form:size="20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Батрак С.И."/>
            <form:item form:label="Леткина З.Ю."/>
            <form:item form:label="Пелова Е.В."/>
            <form:item form:label="Сотиболдиев А.И."/>
            <form:item form:label="Шпилевая Н.Н."/>
            <form:item form:label="Зубкова Т.М."/>
            <form:item form:label="Алиджанова М.В."/>
          </form:combobox>
          <form:combobox form:name="Поле со списком 1" form:control-implementation="ooo:com.sun.star.form.component.ComboBox" form:id="control10" form:dropdown="true" form:size="20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Аюпова Ф.Х."/>
            <form:item form:label="Серенко Л.В."/>
            <form:item form:label="Гиниатуллина Г.Н."/>
            <form:item form:label="Собирова Г.К."/>
            <form:item form:label="Букина Б.Б."/>
            <form:item form:label="Иригбаева А.Е."/>
            <form:item form:label="Иванова О.И."/>
            <form:item form:label="Бубушкина Л.В."/>
            <form:item form:label="Хозяшева Д.А."/>
            <form:item form:label="Донских А.И."/>
          </form:combobox>
          <form:combobox form:name="Поле со списком 1" form:control-implementation="ooo:com.sun.star.form.component.ComboBox" form:id="control11" form:dropdown="true" form:size="20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Батрак С.И."/>
            <form:item form:label="Леткина З.Ю."/>
            <form:item form:label="Перлова Е.В."/>
            <form:item form:label="Сотиболдиев А.И."/>
            <form:item form:label="Шпилевая Н.Н."/>
            <form:item form:label="Зубкова Т.М."/>
            <form:item form:label="Алиджанова М.В."/>
          </form:combobox>
          <form:text form:name="Текстовое поле 3" form:control-implementation="ooo:com.sun.star.form.component.TextField" form:id="control12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Текстовое поле 3" form:control-implementation="ooo:com.sun.star.form.component.TextField" form:id="control13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Текстовое поле 3" form:control-implementation="ooo:com.sun.star.form.component.TextField" form:id="control14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Текстовое поле 3" form:control-implementation="ooo:com.sun.star.form.component.TextField" form:id="control15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Текстовое поле 3" form:control-implementation="ooo:com.sun.star.form.component.TextField" form:id="control16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combobox form:name="Поле со списком 4" form:control-implementation="ooo:com.sun.star.form.component.ComboBox" form:id="control17" form:dropdown="true" form:size="20" form:current-value="1а" form:value="1а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1a"/>
            <form:item form:label="1b"/>
            <form:item form:label="2a"/>
            <form:item form:label="2b"/>
            <form:item form:label="2c"/>
            <form:item form:label="3a"/>
            <form:item form:label="3b"/>
            <form:item form:label="4"/>
          </form:combobox>
          <form:combobox form:name="Поле со списком 4" form:control-implementation="ooo:com.sun.star.form.component.ComboBox" form:id="control18" form:dropdown="true" form:size="20" form:current-value="1а" form:value="1а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1a"/>
            <form:item form:label="1b"/>
            <form:item form:label="2a"/>
            <form:item form:label="2b"/>
            <form:item form:label="2c"/>
            <form:item form:label="3a"/>
            <form:item form:label="3b"/>
            <form:item form:label="4"/>
          </form:combobox>
          <form:combobox form:name="Поле со списком 4" form:control-implementation="ooo:com.sun.star.form.component.ComboBox" form:id="control19" form:dropdown="true" form:size="20" form:current-value="1а" form:value="1а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1a"/>
            <form:item form:label="1b"/>
            <form:item form:label="2a"/>
            <form:item form:label="2b"/>
            <form:item form:label="2c"/>
            <form:item form:label="3a"/>
            <form:item form:label="3b"/>
            <form:item form:label="4"/>
          </form:combobox>
          <form:combobox form:name="Поле со списком 4" form:control-implementation="ooo:com.sun.star.form.component.ComboBox" form:id="control20" form:dropdown="true" form:size="20" form:current-value="1а" form:value="1а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1a"/>
            <form:item form:label="1b"/>
            <form:item form:label="2a"/>
            <form:item form:label="2b"/>
            <form:item form:label="2c"/>
            <form:item form:label="3a"/>
            <form:item form:label="3b"/>
            <form:item form:label="4"/>
          </form:combobox>
          <form:combobox form:name="Поле со списком 4" form:control-implementation="ooo:com.sun.star.form.component.ComboBox" form:id="control21" form:dropdown="true" form:size="20" form:current-value="положительный" form:value="положительный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положительный"/>
            <form:item form:label="отрицательный"/>
          </form:combobox>
          <form:combobox form:name="Поле со списком 4" form:control-implementation="ooo:com.sun.star.form.component.ComboBox" form:id="control22" form:dropdown="true" form:size="20" form:current-value="положительный" form:value="положительный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положительный"/>
            <form:item form:label="отрицательный"/>
          </form:combobox>
          <form:combobox form:name="Поле со списком 4" form:control-implementation="ooo:com.sun.star.form.component.ComboBox" form:id="control23" form:dropdown="true" form:size="20" form:current-value="есть" form:value="есть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есть"/>
            <form:item form:label="нет"/>
          </form:combobox>
          <form:combobox form:name="Поле со списком 4" form:control-implementation="ooo:com.sun.star.form.component.ComboBox" form:id="control24" form:dropdown="true" form:size="20" form:current-value="есть" form:value="есть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есть"/>
            <form:item form:label="нет"/>
          </form:combobox>
          <form:combobox form:name="Поле со списком 4" form:control-implementation="ooo:com.sun.star.form.component.ComboBox" form:id="control25" form:dropdown="true" form:size="20" form:current-value="центрированы по  впадине" form:value="центрированы по  впадине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центрированы по впадине"/>
            <form:item form:label="не центрированы"/>
          </form:combobox>
          <form:combobox form:name="Поле со списком 4" form:control-implementation="ooo:com.sun.star.form.component.ComboBox" form:id="control26" form:dropdown="true" form:size="20" form:current-value="центрированы по  впадине" form:value="центрированы по  впадине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центрированы по впадине"/>
            <form:item form:label="не центрированы"/>
          </form:combobox>
          <form:combobox form:name="Поле со списком 4" form:control-implementation="ooo:com.sun.star.form.component.ComboBox" form:id="control27" form:dropdown="true" form:size="20" form:current-value="Левый ТБС" form:value="Левый ТБС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Левый ТБС"/>
            <form:item form:label="Правый ТБС"/>
          </form:combobox>
          <form:combobox form:name="Поле со списком 4" form:control-implementation="ooo:com.sun.star.form.component.ComboBox" form:id="control28" form:dropdown="true" form:size="20" form:current-value="Левый ТБС" form:value="Левый ТБС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Левый ТБС"/>
            <form:item form:label="Правый ТБС"/>
          </form:combobox>
          <form:combobox form:name="Поле со списком 4" form:control-implementation="ooo:com.sun.star.form.component.ComboBox" form:id="control29" form:dropdown="true" form:size="20" form:current-value="зрелый" form:value="зрелый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зрелый"/>
            <form:item form:label="не зрелый"/>
            <form:item form:label="зрелые"/>
            <form:item form:label="не зрелые"/>
          </form:combobox>
          <form:combobox form:name="Поле со списком 4" form:control-implementation="ooo:com.sun.star.form.component.ComboBox" form:id="control30" form:dropdown="true" form:size="20" form:current-value="зрелые" form:value="зрелые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зрелый"/>
            <form:item form:label="не зрелый"/>
            <form:item form:label="зрелые"/>
            <form:item form:label="не зрелые"/>
          </form:combobox>
        </form:form>
      </office:forms>
      <text:variable-decls>
        <text:variable-decl office:value-type="string" text:name="00081090"/>
        <text:variable-decl office:value-type="string" text:name="00080020"/>
        <text:variable-decl office:value-type="string" text:name="00100010"/>
        <text:variable-decl office:value-type="string" text:name="00100030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control text:anchor-type="page" text:anchor-page-number="1" draw:z-index="1" draw:style-name="gr1" draw:text-style-name="P23" svg:width="1.706cm" svg:height="0.5cm" svg:x="2.233cm" svg:y="4.715cm" draw:control="control1"/>
      <draw:control text:anchor-type="page" text:anchor-page-number="1" draw:z-index="2" draw:style-name="gr1" draw:text-style-name="P23" svg:width="4.493cm" svg:height="0.5cm" svg:x="2.233cm" svg:y="5.713cm" draw:control="control2"/>
      <draw:control text:anchor-type="page" text:anchor-page-number="1" draw:z-index="3" draw:style-name="gr1" draw:text-style-name="P23" svg:width="1.502cm" svg:height="0.5cm" svg:x="11.804cm" svg:y="5.741cm" draw:control="control3"/>
      <draw:control text:anchor-type="page" text:anchor-page-number="1" draw:z-index="4" draw:style-name="gr2" draw:text-style-name="P23" svg:width="3.53cm" svg:height="0.5cm" svg:x="2.233cm" svg:y="5.293cm" draw:control="control4"/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14"><draw:frame draw:style-name="fr1" draw:name="Графический объект2" text:anchor-type="paragraph" svg:x="0.31cm" svg:y="0.116cm" svg:width="1.207cm" svg:height="1.309cm" draw:z-index="0"><draw:image xlink:href="Pictures/200000070000082B000008CA6B55A114.svm" xlink:type="simple" xlink:show="embed" xlink:actuate="onLoad"/></draw:frame></text:p>
          </table:table-cell>
          <table:table-cell table:style-name="Таблица1.B1" office:value-type="string">
            <text:p text:style-name="P2">МУЗ «Клиническая городская поликлиника №1»</text:p>
            <text:p text:style-name="P3">Отделение функциональной и УЗ диагностики</text:p>
            <text:p text:style-name="P3">г. Сургут, <text:s/>ул. Студенческая, 18 <text:s/><text:span text:style-name="T1">тел.</text:span> 31-92-27</text:p>
            <text:p text:style-name="P3"><text:s text:c="18"/>ул. Сибирская, 14/2 <text:s/><text:span text:style-name="T1">тел.</text:span> <text:s/>52-56-18 </text:p>
          </table:table-cell>
        </table:table-row>
      </table:table>
      <text:h text:style-name="P22" text:outline-level="1"/>
      <text:h text:style-name="P22" text:outline-level="1">ПРОТОКОЛ</text:h>
      <text:p text:style-name="P5">УЛЬТРАЗВУКОВОГО ИССЛЕДОВАНИЯ <text:span text:style-name="T1">ПОЧЕК</text:span></text:p>
      <text:p text:style-name="P5"/>
      <text:p text:style-name="P5"><draw:control text:anchor-type="paragraph" draw:z-index="5" draw:style-name="gr3" draw:text-style-name="P24" svg:width="11.875cm" svg:height="0.421cm" svg:x="1.744cm" svg:y="0.203cm" draw:control="control5"/></text:p>
      <text:p text:style-name="P1"><draw:control text:anchor-type="paragraph" draw:z-index="6" draw:style-name="gr3" draw:text-style-name="P24" svg:width="2.664cm" svg:height="0.421cm" svg:x="3.35cm" svg:y="0.295cm" draw:control="control6"/></text:p>
      <text:p text:style-name="P1"><draw:control text:anchor-type="paragraph" draw:z-index="7" draw:style-name="gr3" draw:text-style-name="P24" svg:width="5.529cm" svg:height="0.421cm" svg:x="4.101cm" svg:y="0.307cm" draw:control="control7"/><draw:control text:anchor-type="paragraph" draw:z-index="8" draw:style-name="gr3" draw:text-style-name="P24" svg:width="2.421cm" svg:height="0.421cm" svg:x="11.199cm" svg:y="0.335cm" draw:control="control8"/></text:p>
      <text:p text:style-name="Standard"/>
      <text:p text:style-name="P18">Домашний адрес: <draw:control text:anchor-type="as-char" svg:y="-0.277cm" draw:z-index="16" draw:style-name="gr6" draw:text-style-name="P26" svg:width="6.929cm" svg:height="0.35cm" draw:control="control16"/></text:p>
      <text:p text:style-name="P18"/>
      <text:p text:style-name="P18"/>
      <text:p text:style-name="P11"><text:span text:style-name="T11">Правый тазобедренный сустав:</text:span> ТИП <draw:control text:anchor-type="as-char" svg:y="-0.272cm" draw:z-index="17" draw:style-name="gr6" draw:text-style-name="P27" svg:width="0.992cm" svg:height="0.35cm" draw:control="control17"/> </text:p>
      <text:p text:style-name="P20">угол α - <text:bookmark-start text:name="ТекстовоеПоле11"/><draw:control text:anchor-type="as-char" svg:y="-0.277cm" draw:z-index="12" draw:style-name="gr6" draw:text-style-name="P26" svg:width="0.888cm" svg:height="0.35cm" draw:control="control12"/><text:bookmark-end text:name="ТекстовоеПоле11"/>º</text:p>
      <text:p text:style-name="P20">угол β - <text:bookmark-start text:name="ТекстовоеПоле21"/><draw:control text:anchor-type="as-char" svg:y="-0.277cm" draw:z-index="13" draw:style-name="gr6" draw:text-style-name="P26" svg:width="0.888cm" svg:height="0.35cm" draw:control="control13"/><text:bookmark-end text:name="ТекстовоеПоле21"/>º</text:p>
      <text:p text:style-name="P11">Провокационный тест <text:bookmark-start text:name="ПолеСоСписком2"/><text:span text:style-name="T12"><draw:control text:anchor-type="as-char" svg:y="-0.272cm" draw:z-index="21" draw:style-name="gr6" draw:text-style-name="P27" svg:width="2.809cm" svg:height="0.35cm" draw:control="control21"/></text:span><text:bookmark-end text:name="ПолеСоСписком2"/>.</text:p>
      <text:p text:style-name="P11">Ядра окостенений <draw:control text:anchor-type="as-char" svg:y="-0.272cm" draw:z-index="23" draw:style-name="gr6" draw:text-style-name="P27" svg:width="1.361cm" svg:height="0.35cm" draw:control="control23"/><text:bookmark-start text:name="ПолеСоСписком3"/><text:bookmark-end text:name="ПолеСоСписком3"/> <draw:control text:anchor-type="as-char" svg:y="-0.272cm" draw:z-index="25" draw:style-name="gr6" draw:text-style-name="P27" svg:width="3.897cm" svg:height="0.35cm" draw:control="control25"/>.</text:p>
      <text:p text:style-name="P11"><text:span text:style-name="T11">Левый тазобедренный сустав:</text:span> ТИП <text:s text:c="2"/><draw:control text:anchor-type="as-char" svg:y="-0.272cm" draw:z-index="18" draw:style-name="gr6" draw:text-style-name="P27" svg:width="0.992cm" svg:height="0.35cm" draw:control="control18"/></text:p>
      <text:p text:style-name="P20">угол α - <draw:control text:anchor-type="as-char" svg:y="-0.277cm" draw:z-index="14" draw:style-name="gr6" draw:text-style-name="P26" svg:width="0.888cm" svg:height="0.35cm" draw:control="control14"/>º</text:p>
      <text:p text:style-name="P20">угол β - <draw:control text:anchor-type="as-char" svg:y="-0.277cm" draw:z-index="15" draw:style-name="gr6" draw:text-style-name="P26" svg:width="0.888cm" svg:height="0.35cm" draw:control="control15"/>º</text:p>
      <text:p text:style-name="P11">Провокационный тест <text:s/><text:span text:style-name="T12"><draw:control text:anchor-type="as-char" svg:y="-0.272cm" draw:z-index="22" draw:style-name="gr6" draw:text-style-name="P27" svg:width="2.809cm" svg:height="0.35cm" draw:control="control22"/></text:span>.</text:p>
      <text:p text:style-name="P11">Ядра окостенений <draw:control text:anchor-type="as-char" svg:y="-0.272cm" draw:z-index="24" draw:style-name="gr6" draw:text-style-name="P27" svg:width="1.361cm" svg:height="0.35cm" draw:control="control24"/> <text:bookmark-start text:name="ЯдраОкостен"/><draw:control text:anchor-type="as-char" svg:y="-0.272cm" draw:z-index="26" draw:style-name="gr6" draw:text-style-name="P27" svg:width="3.897cm" svg:height="0.35cm" draw:control="control26"/><text:bookmark-end text:name="ЯдраОкостен"/>.</text:p>
      <text:p text:style-name="P11"/>
      <text:p text:style-name="P11"><text:span text:style-name="T11">Заключение: <text:s/></text:span><text:s/><text:bookmark-start text:name="Заключение"/><draw:control text:anchor-type="as-char" svg:y="-0.272cm" draw:z-index="27" draw:style-name="gr6" draw:text-style-name="P27" svg:width="2.07cm" svg:height="0.35cm" draw:control="control27"/><text:bookmark-end text:name="Заключение"/> <draw:control text:anchor-type="as-char" svg:y="-0.272cm" draw:z-index="29" draw:style-name="gr6" draw:text-style-name="P27" svg:width="2.07cm" svg:height="0.35cm" draw:control="control29"/><text:bookmark-start text:name="Выбор"/> <text:bookmark-end text:name="Выбор"/>тип <draw:control text:anchor-type="as-char" svg:y="-0.272cm" draw:z-index="19" draw:style-name="gr6" draw:text-style-name="P27" svg:width="0.992cm" svg:height="0.35cm" draw:control="control19"/></text:p>
      <text:p text:style-name="P21"><text:s text:c="26"/><draw:control text:anchor-type="as-char" svg:y="-0.272cm" draw:z-index="28" draw:style-name="gr6" draw:text-style-name="P27" svg:width="2.07cm" svg:height="0.35cm" draw:control="control28"/> <draw:control text:anchor-type="as-char" svg:y="-0.272cm" draw:z-index="30" draw:style-name="gr6" draw:text-style-name="P27" svg:width="2.07cm" svg:height="0.35cm" draw:control="control30"/> тип <draw:control text:anchor-type="as-char" svg:y="-0.272cm" draw:z-index="20" draw:style-name="gr6" draw:text-style-name="P27" svg:width="0.992cm" svg:height="0.35cm" draw:control="control20"/></text:p>
      <text:p text:style-name="Standard"/>
      <text:p text:style-name="P3"/>
      <text:p text:style-name="P7"><draw:control text:anchor-type="paragraph" draw:z-index="9" draw:style-name="gr4" draw:text-style-name="P25" svg:width="0.003cm" svg:height="0.003cm" svg:x="0cm" svg:y="0cm" draw:control="control9"/>Врач: <draw:control text:anchor-type="as-char" draw:z-index="11" draw:style-name="gr5" draw:text-style-name="P25" svg:width="4.67cm" svg:height="0.421cm" draw:control="control11"/></text:p>
      <text:p text:style-name="P6">Медицинский регистратор: <draw:control text:anchor-type="as-char" draw:z-index="10" draw:style-name="gr5" draw:text-style-name="P25" svg:width="4.67cm" svg:height="0.421cm" draw:control="control10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Courier New" svg:font-family="'Courier New'" style:font-family-generic="modern"/>
    <style:font-face style:name="Times New Roman2" svg:font-family="'Times New Roman'" style:font-adornments="Обычный" style:font-family-generic="roman"/>
    <style:font-face style:name="SimSun" svg:font-family="SimSun, 宋体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Без_20_интервала" style:display-name="Без интервала" style:family="paragraph">
      <style:paragraph-properties fo:orphans="2" fo:widows="2"/>
      <style:text-properties style:use-window-font-color="true" style:font-name="Calibri" fo:font-size="11pt" fo:language="ru" fo:country="RU" style:font-name-asian="Arial" style:font-size-asian="11pt" style:font-name-complex="Calibri" style:font-size-complex="11pt" style:language-complex="ar" style:country-complex="SA"/>
    </style:style>
    <style:style style:name="ConsPlusNonformat" style:family="paragraph">
      <style:paragraph-properties fo:orphans="0" fo:widows="0" style:text-autospace="none"/>
      <style:text-properties style:use-window-font-color="true" style:font-name="Courier New" fo:font-size="10pt" fo:language="ru" fo:country="RU" style:font-name-asian="SimSun" style:font-size-asian="10pt" style:language-asian="zh" style:country-asian="CN" style:font-name-complex="Courier New" style:font-size-complex="10pt" style:language-complex="ar" style:country-complex="SA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129cm" fo:margin-bottom="1.266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Дмитрий Деренок</meta:initial-creator>
    <meta:creation-date>2011-07-11T19:46:21.79</meta:creation-date>
    <dc:date>2011-11-03T00:50:17.43</dc:date>
    <dc:creator>Дмитрий Деренок</dc:creator>
    <meta:editing-duration>PT14H52M17S</meta:editing-duration>
    <meta:editing-cycles>40</meta:editing-cycles>
    <meta:generator>OpenOffice.org/3.2$Win32 OpenOffice.org_project/320m12$Build-9483</meta:generator>
    <meta:document-statistic meta:table-count="1" meta:image-count="1" meta:object-count="0" meta:page-count="1" meta:paragraph-count="21" meta:word-count="71" meta:character-count="535"/>
  </office:meta>
</office:document-meta>
</file>